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7424" calcext:value-type="float">
            <text:p>89.1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524" calcext:value-type="float">
            <text:p>87.6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1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7568" calcext:value-type="float">
            <text:p>85.6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9912" calcext:value-type="float">
            <text:p>84.6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676" calcext:value-type="float">
            <text:p>84.5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200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9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6648" calcext:value-type="float">
            <text:p>82.1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668" calcext:value-type="float">
            <text:p>80.1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9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4728" calcext:value-type="float">
            <text:p>78.2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3912" calcext:value-type="float">
            <text:p>67.1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8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3528" calcext:value-type="float">
            <text:p>64.8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7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6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6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6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6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6576" calcext:value-type="float">
            <text:p>53.3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6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6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6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6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5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5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5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5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5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5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5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5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4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4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4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301</text:p>
          </table:table-cell>
          <table:table-cell office:value-type="string" calcext:value-type="string">
            <text:p>Sandhill Quad</text:p>
          </table:table-cell>
          <table:table-cell office:value-type="string" calcext:value-type="string">
            <text:p>194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8" meta:object-count="0"/>
    <meta:user-defined meta:name="AppVersion">3.0</meta:user-defined>
  </office:meta>
</office:document-meta>
</file>